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2) rotate (-1.55281943549936) translate (6.7769344510806cm 3.6843005485882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712854091549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599) rotate (-2.1556561591382) translate (7.10945731859439cm 7.1654624998279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6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52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9) rotate (-1.55281943549936) translate (6.84379383480161cm 3.0401875027826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4.097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7) rotate (-2.15652882376419) translate (7.109706971542cm 3.19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1) rotate (-2.15687788961459) translate (3.8523068098942cm 3.557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5.53599110710379cm 2.24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3:01.329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